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windspeed</text:p>
          </table:table-cell>
          <table:table-cell table:style-name="ce1"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1/1/201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string" calcext:value-type="string">
            <text:p>1/2/201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nny</text:p>
          </table:table-cell>
        </table:table-row>
        <table:table-row table:style-name="ro1">
          <table:table-cell office:value-type="string" calcext:value-type="string">
            <text:p>1/3/201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21:50:01.741964568</meta:creation-date>
    <dc:date>2018-09-16T21:51:31.273693439</dc:date>
    <meta:editing-duration>PT1M30S</meta:editing-duration>
    <meta:editing-cycles>1</meta:editing-cycles>
    <meta:generator>LibreOffice/6.0.3.2$Linux_X86_64 LibreOffice_project/00m0$Build-2</meta:generator>
    <meta:document-statistic meta:table-count="1" meta:cell-count="16" meta:object-count="0"/>
  </office:meta>
</office:document-meta>
</file>